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低い
【極寒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Frostbite Zones】.</text:p>
          </table:table-cell>
          <table:table-cell table:number-columns-repeated="1020"/>
        </table:table-row>
        <table:table-row>
          <table:table-cell table:style-name="ce0" office:value-type="string">
            <text:p>極寒地帯では、普段よりも少しトイレが近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extreme cold of these
Frostbite Zones will make you need the toilet a
little faster than usual.</text:p>
          </table:table-cell>
          <table:table-cell table:number-columns-repeated="1020"/>
        </table:table-row>
        <table:table-row>
          <table:table-cell table:style-name="ce0" office:value-type="string">
            <text:p>極寒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while you
are inside a Frostbit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